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 style:data-style-name="N100">
      <style:table-cell-properties fo:wrap-option="no-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Well Depth Sensor</text:p>
          </table:table-cell>
          <table:table-cell table:style-name="ce14"/>
          <table:table-cell table:style-name="ce27" office:value-type="string" calcext:value-type="string">
            <text:p>All values are in US Dollars</text:p>
          </table:table-cell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style-name="ce1"/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5.95" calcext:value-type="currency">
            <text:p>$15.95</text:p>
          </table:table-cell>
          <table:table-cell table:style-name="ce24" table:formula="of:=[.A5]*[.E5]" office:value-type="currency" office:currency="USD" office:value="15.95" calcext:value-type="currency">
            <text:p>$15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101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6]*[.E6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7]*[.E7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1016"/>
        </table:table-row>
        <table:table-row table:style-name="ro4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One-Wire Ambient Temperature Sensor - MAX31820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SEN-14049</text:p>
          </table:table-cell>
          <table:table-cell table:style-name="ce24" office:value-type="currency" office:currency="USD" office:value="1.95" calcext:value-type="currency">
            <text:p>$1.95</text:p>
          </table:table-cell>
          <table:table-cell table:style-name="ce24" table:formula="of:=[.A8]*[.E8]" office:value-type="currency" office:currency="USD" office:value="19.5" calcext:value-type="currency">
            <text:p>$19.50</text:p>
          </table:table-cell>
          <table:table-cell table:style-name="ce16"/>
          <table:table-cell table:style-name="ce16" office:value-type="string" calcext:value-type="string">
            <text:p>TODO finalise the number used. Available for a little less at Digikey: <text:a xlink:href="https://www.digikey.com/product-detail/en/maxim-integrated/MAX31820MCR/MAX31820MCR-ND/4271348" xlink:type="simple">https://www.digikey.com/product-detail/en/maxim-integrated/MAX31820MCR/MAX31820MCR-ND/4271348</text:a></text:p>
          </table:table-cell>
          <table:table-cell table:style-name="ce12" table:number-columns-repeated="1016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Resistor 4.7K OHM 1/4W 5% AXIAL</text:p>
          </table:table-cell>
          <table:table-cell table:style-name="ce16" office:value-type="string" calcext:value-type="string">
            <text:p>Digikey</text:p>
          </table:table-cell>
          <table:table-cell table:style-name="ce22" office:value-type="string" calcext:value-type="string">
            <text:p>4.7KQBK-ND</text:p>
          </table:table-cell>
          <table:table-cell table:style-name="ce24" office:value-type="currency" office:currency="USD" office:value="0.06" calcext:value-type="currency">
            <text:p>$0.06</text:p>
          </table:table-cell>
          <table:table-cell table:style-name="ce24" table:formula="of:=[.A9]*[.E9]" office:value-type="currency" office:currency="USD" office:value="0.6" calcext:value-type="currency">
            <text:p>$0.60</text:p>
          </table:table-cell>
          <table:table-cell table:style-name="ce16" office:value-type="string" calcext:value-type="string">
            <text:p><text:a xlink:href="https://www.digikey.com/products/en?keywords=4.7KQBK-ND" xlink:type="simple">https://www.digikey.com/products/en?keywords=4.7KQBK-ND</text:a></text:p>
          </table:table-cell>
          <table:table-cell table:style-name="ce16" office:value-type="string" calcext:value-type="string">
            <text:p>We need only 1, but they're useful enough to buy at least 10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 Standard 400V 1A Through Hole DO-41</text:p>
          </table:table-cell>
          <table:table-cell table:style-name="ce15" office:value-type="string" calcext:value-type="string">
            <text:p>Digikey</text:p>
          </table:table-cell>
          <table:table-cell table:style-name="ce7" office:value-type="string" calcext:value-type="string">
            <text:p>1N4004RLGOSCT-ND</text:p>
          </table:table-cell>
          <table:table-cell table:style-name="ce8" office:value-type="currency" office:currency="USD" office:value="0.18" calcext:value-type="currency">
            <text:p>$0.18</text:p>
          </table:table-cell>
          <table:table-cell table:style-name="ce8" table:formula="of:=[.A10]*[.E10]" office:value-type="currency" office:currency="USD" office:value="1.8" calcext:value-type="currency">
            <text:p>$1.80</text:p>
          </table:table-cell>
          <table:table-cell office:value-type="string" calcext:value-type="string">
            <text:p><text:a xlink:href="https://www.digikey.com/product-detail/en/on-semiconductor/1N4004RLG/1N4004RLGOSCT-ND/822810" xlink:type="simple">https://www.digikey.com/product-detail/en/on-semiconductor/1N4004RLG/1N4004RLGOSCT-ND/822810</text:a></text:p>
          </table:table-cell>
          <table:table-cell office:value-type="string" calcext:value-type="string">
            <text:p>Need only 2 for the 1-Wire bus, but they're useful enough to buy at least 10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1]*[.E11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 office:value-type="string" calcext:value-type="string">
            <text:p>TODO maybe use a half-size breadboard.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ble Matters Cat6 Snagless Ethernet Patch Cable in White 20 Feet (about 6 meters)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G9BMZI4</text:p>
          </table:table-cell>
          <table:table-cell table:style-name="ce8" office:value-type="currency" office:currency="USD" office:value="14.99" calcext:value-type="currency">
            <text:p>$14.99</text:p>
          </table:table-cell>
          <table:table-cell table:style-name="ce8" table:formula="of:=[.A12]*[.E12]" office:value-type="currency" office:currency="USD" office:value="14.99" calcext:value-type="currency">
            <text:p>$14.99</text:p>
          </table:table-cell>
          <table:table-cell office:value-type="string" calcext:value-type="string">
            <text:p><text:a xlink:href="https://www.amazon.com/Cable-Matters-Snagless-Ethernet-Patch/dp/B00G9BMZI4" xlink:type="simple">https://www.amazon.com/Cable-Matters-Snagless-Ethernet-Patch/dp/B00G9BMZI4</text:a></text:p>
          </table:table-cell>
          <table:table-cell office:value-type="string" calcext:value-type="string">
            <text:p>You'll cut this and make your own cable ends. This is cheaper than bulk unless you need 300 meters or more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ble Matters (100-Pack) Cat 6 RJ45 Modular Plugs for Stranded UTP Cable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4D5RFCE</text:p>
          </table:table-cell>
          <table:table-cell table:style-name="ce8" office:value-type="currency" office:currency="USD" office:value="12.95" calcext:value-type="currency">
            <text:p>$12.95</text:p>
          </table:table-cell>
          <table:table-cell table:style-name="ce8" table:formula="of:=[.A13]*[.E13]" office:value-type="currency" office:currency="USD" office:value="12.95" calcext:value-type="currency">
            <text:p>$12.95</text:p>
          </table:table-cell>
          <table:table-cell office:value-type="string" calcext:value-type="string">
            <text:p><text:a xlink:href="https://www.amazon.com/gp/product/B004D5RFCE" xlink:type="simple">https://www.amazon.com/gp/product/B004D5RFCE</text:a></text:p>
          </table:table-cell>
          <table:table-cell/>
          <table:table-cell table:style-name="ce3"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ble Matters 4-Pack RJ45 Color Coded Strain Relief Boots in Blue (50 Pieces per Pack)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49QNV3E</text:p>
          </table:table-cell>
          <table:table-cell table:style-name="ce8" office:value-type="currency" office:currency="USD" office:value="11.99" calcext:value-type="currency">
            <text:p>$11.99</text:p>
          </table:table-cell>
          <table:table-cell table:style-name="ce8" table:formula="of:=[.A15]*[.E15]" office:value-type="currency" office:currency="USD" office:value="11.99" calcext:value-type="currency">
            <text:p>$11.99</text:p>
          </table:table-cell>
          <table:table-cell office:value-type="string" calcext:value-type="string">
            <text:p><text:a xlink:href="https://www.amazon.com/Cable-Matters-4-Pack-Strain-Relief/dp/B0049QNV3E" xlink:type="simple">https://www.amazon.com/Cable-Matters-4-Pack-Strain-Relief/dp/B0049QNV3E</text:a></text:p>
          </table:table-cell>
          <table:table-cell/>
          <table:table-cell table:style-name="ce3" table:number-columns-repeated="1016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able Matters (5 Pack) Cat6 RJ45 Surface Mount Box - 1 Port in White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IO3H88C</text:p>
          </table:table-cell>
          <table:table-cell table:style-name="ce8" office:value-type="currency" office:currency="USD" office:value="21.99" calcext:value-type="currency">
            <text:p>$21.99</text:p>
          </table:table-cell>
          <table:table-cell table:style-name="ce8" table:formula="of:=[.A16]*[.E16]" office:value-type="currency" office:currency="USD" office:value="43.98" calcext:value-type="currency">
            <text:p>$43.98</text:p>
          </table:table-cell>
          <table:table-cell office:value-type="string" calcext:value-type="string">
            <text:p><text:a xlink:href="https://www.amazon.com/gp/product/B00IO3H88C" xlink:type="simple">https://www.amazon.com/gp/product/B00IO3H88C</text:a></text:p>
          </table:table-cell>
          <table:table-cell office:value-type="string" calcext:value-type="string">
            <text:p>These seemed simpler than custom designing a 3D printed box for the sensor-to-bus connection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TODO heat shrink tubing</text:p>
          </table:table-cell>
          <table:table-cell table:style-name="ce15"/>
          <table:table-cell table:style-name="ce7"/>
          <table:table-cell table:style-name="ce8"/>
          <table:table-cell table:style-name="ce8" table:formula="of:=[.A17]*[.E17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MORE TO COME</text:p>
          </table:table-cell>
          <table:table-cell table:style-name="ce15"/>
          <table:table-cell table:style-name="ce7"/>
          <table:table-cell table:style-name="ce8"/>
          <table:table-cell table:style-name="ce8" table:formula="of:=[.A19]*[.E19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/>
          <table:table-cell table:style-name="ce8" table:formula="of:=[.A20]*[.E20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15"/>
          <table:table-cell table:style-name="ce7"/>
          <table:table-cell table:style-name="ce8"/>
          <table:table-cell table:style-name="ce8" table:formula="of:=[.A21]*[.E21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Total (Parts)</text:p>
          </table:table-cell>
          <table:table-cell/>
          <table:table-cell table:style-name="ce15"/>
          <table:table-cell table:style-name="ce7"/>
          <table:table-cell table:style-name="ce8"/>
          <table:table-cell table:style-name="ce36" table:formula="of:=SUM([.F5:.F21])" office:value-type="currency" office:currency="USD" office:value="136.66" calcext:value-type="currency">
            <text:p>$136.66</text:p>
          </table:table-cell>
          <table:table-cell table:number-columns-repeated="2"/>
          <table:table-cell table:style-name="ce3" table:number-columns-repeated="1016"/>
        </table:table-row>
        <table:table-row table:style-name="ro1" table:number-rows-repeated="3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0" office:value-type="string" calcext:value-type="string">
            <text:p>Tools and Hookup Wire</text:p>
          </table:table-cell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2G/Cables to Go 19579 RJ11/RJ45 Crimping Tool with Cable Stripper (Black/Blue)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006HTBR</text:p>
          </table:table-cell>
          <table:table-cell table:style-name="ce8" office:value-type="currency" office:currency="USD" office:value="28.27" calcext:value-type="currency">
            <text:p>$28.27</text:p>
          </table:table-cell>
          <table:table-cell table:style-name="ce8" table:formula="of:=[.A27]*[.E27]" office:value-type="currency" office:currency="USD" office:value="28.27" calcext:value-type="currency">
            <text:p>$28.27</text:p>
          </table:table-cell>
          <table:table-cell office:value-type="string" calcext:value-type="string">
            <text:p><text:a xlink:href="https://www.amazon.com/gp/product/B00006HTBR" xlink:type="simple">https://www.amazon.com/gp/product/B00006HTBR</text:a></text:p>
          </table:table-cell>
          <table:table-cell office:value-type="string" calcext:value-type="string">
            <text:p>There are less expensive ones, but I liked the reviews on this one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unch Down Tool with 110 blade</text:p>
          </table:table-cell>
          <table:table-cell table:style-name="ce15" office:value-type="string" calcext:value-type="string">
            <text:p>Amazon</text:p>
          </table:table-cell>
          <table:table-cell table:style-name="ce7" office:value-type="string" calcext:value-type="string">
            <text:p>B0000AZK4D</text:p>
          </table:table-cell>
          <table:table-cell table:style-name="ce8" office:value-type="currency" office:currency="USD" office:value="17.99" calcext:value-type="currency">
            <text:p>$17.99</text:p>
          </table:table-cell>
          <table:table-cell table:style-name="ce8" table:formula="of:=[.A28]*[.E28]" office:value-type="currency" office:currency="USD" office:value="17.99" calcext:value-type="currency">
            <text:p>$17.99</text:p>
          </table:table-cell>
          <table:table-cell office:value-type="string" calcext:value-type="string">
            <text:p><text:a xlink:href="https://www.amazon.com/TRENDnet-Punch-Krone-Blade-TC-PDT/dp/B0000AZK4D" xlink:type="simple">https://www.amazon.com/TRENDnet-Punch-Krone-Blade-TC-PDT/dp/B0000AZK4D</text:a></text:p>
          </table:table-cell>
          <table:table-cell office:value-type="string" calcext:value-type="string">
            <text:p>You can also get very inexpensive, light use plastic punches for about $5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TODO glues/epoxies</text:p>
          </table:table-cell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30]*[.E30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31]*[.E31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32]*[.E32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33]*[.E33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1">
          <table:table-cell table:style-name="ce1" office:value-type="string" calcext:value-type="string">
            <text:p>Total (Wire and Tools)</text:p>
          </table:table-cell>
          <table:table-cell table:number-columns-repeated="3"/>
          <table:table-cell table:style-name="ce9"/>
          <table:table-cell table:style-name="ce37" table:formula="of:=SUM([.F27:.F33])" office:value-type="currency" office:currency="USD" office:value="56.26" calcext:value-type="currency">
            <text:p>$56.26</text:p>
          </table:table-cell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6:15:00.9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3M27S</meta:editing-duration>
    <meta:editing-cycles>78</meta:editing-cycles>
    <meta:generator>LibreOffice/5.3.4.2$Windows_X86_64 LibreOffice_project/f82d347ccc0be322489bf7da61d7e4ad13fe2ff3</meta:generator>
    <dc:date>2017-10-27T16:15:53.391000000</dc:date>
    <meta:document-statistic meta:table-count="1" meta:cell-count="154" meta:object-count="0"/>
    <meta:user-defined meta:name="Info 1"/>
    <meta:user-defined meta:name="Info 2"/>
    <meta:user-defined meta:name="Info 3"/>
    <meta:user-defined meta:name="Info 4"/>
  </office:meta>
</office:document-meta>
</file>